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0af84c" officeooo:paragraph-rsid="001e7a83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fo:font-weight="normal" officeooo:rsid="000af84c" officeooo:paragraph-rsid="001e7a8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fo:font-weight="normal" officeooo:rsid="000af84c" officeooo:paragraph-rsid="001e7a8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fo:font-weight="normal" officeooo:rsid="001f95a9" officeooo:paragraph-rsid="001f95a9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normal" officeooo:rsid="001fdb85" officeooo:paragraph-rsid="001fdb85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fo:font-weight="normal" officeooo:rsid="00226484" officeooo:paragraph-rsid="0022648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weight="normal" officeooo:rsid="0023662e" officeooo:paragraph-rsid="0023662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normal" officeooo:rsid="000af84c" officeooo:paragraph-rsid="001e7a83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normal" officeooo:rsid="001f95a9" officeooo:paragraph-rsid="001f95a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font-weight="bold" officeooo:rsid="0021efac" officeooo:paragraph-rsid="0021efac" style:font-size-asian="16pt" style:font-weight-asian="bold" style:font-size-complex="16pt" style:font-weight-complex="bold"/>
    </style:style>
    <style:style style:name="T1" style:family="text">
      <style:text-properties officeooo:rsid="001e7a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92d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26484"/>
    </style:style>
    <style:style style:name="T6" style:family="text">
      <style:text-properties officeooo:rsid="0023a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de ES3A3</text:p>
      <text:p text:style-name="P1"/>
      <text:p text:style-name="P1">Aula 04 – Padrão de Arquitet<text:span text:style-name="T1">ura SOA</text:span></text:p>
      <text:p text:style-name="P1"/>
      <text:p text:style-name="P2"><text:span text:style-name="T2">Recapitulação</text:span>: </text:p>
      <text:p text:style-name="P3"><text:span text:style-name="T2">Padrão de Arquitetura</text:span>: é uma representação abstração de como organizar os componentes do sistema, oferecendo boas práticas para sua construçã<text:span text:style-name="T3">o, tornando-o escalável e de fácil manutenção</text:span>. Atualmente, a maioria dos sistemas de médio/grande porte se utilizam de vários padrões de arquitetura <text:span text:style-name="T3">em sua implementação.</text:span></text:p>
      <text:p text:style-name="P3"/>
      <text:p text:style-name="P3"/>
      <text:p text:style-name="P4"><text:span text:style-name="T2">Service-Oriented Architecture (SOA)</text:span>: É uma arquitetura baseada em <text:span text:style-name="T4">serviços</text:span> que enfatiza a construção de aplicações com base em componentes de serviço autônomos. Em vez de criar uma estrutura única, onde todas as funcionalidades estejam juntas no mesmo código, a arquitetura baseada em serviços particiona a aplicação em partes menores e independentes; onde cada funcionalidade é executada no seu próprio processo ou servidor. <text:span text:style-name="T6">Além disso, essa arquitetura é conhecida por se utilizar de componentes independentes, locais ou externo, e executadas em máquinas distribuídas em diversas localidades.</text:span></text:p>
      <text:p text:style-name="P4"/>
      <text:p text:style-name="P4"/>
      <text:p text:style-name="P5">Tais <text:span text:style-name="T2">serviços</text:span> podem ser de diferentes tipos: <text:span text:style-name="T2">autentificação, de pagamento, de armazenamento e etc.</text:span> <text:span text:style-name="T2">Cada serviço tem sua funcionalidade específica e é projetado para ser acessado por intermédio de uma Interface de Programação de Aplicativo (API)</text:span>. Além disso, as APIs permitem que outros aplicativos ou serviços se utilizem de um determinado serviço e de sua funcionalidade. <text:tab/></text:p>
      <text:p text:style-name="P5"/>
      <text:p text:style-name="P10"/>
      <text:p text:style-name="P10"><text:span text:style-name="T5">Tipos de Serviço</text:span>:</text:p>
      <text:p text:style-name="P6">Em SOA, um serviço é uma unidade lógica de funcionalidades (ou que executa uma funcionalidade) que é disponibilizada através de uma interface patronizada – suponho que seja uma API – que pode ser acessado por outros serviços. </text:p>
      <text:p text:style-name="P6"><text:span text:style-name="T2"/></text:p>
      <text:p text:style-name="P6"><text:soft-page-break/><text:span text:style-name="T2">Serviço local</text:span>: É algo executado dentro da mesma organização ou sistema em que o aplicativo cliente está sendo executado. Ou seja, o serviço é disponibilizado localmente, sem a necessidade de comunicar com componentes externos.</text:p>
      <text:p text:style-name="P6"/>
      <text:p text:style-name="P6"><text:span text:style-name="T2">Serviço Externo</text:span>: é um serviço que é executado fora da organização ou sistema em que o aplicativo cliente está sendo executado. Para acessar um serviço externo, o aplicativo cliente deve se comunicar com o serviço por meio de uma rede, geralmente a internet. Isso pode incluir serviços de terceiros, como serviços de pagamento, serviços de mapeamento ou serviços de hospedagem em nuvem, por exemplo.</text:p>
      <text:p text:style-name="P6"/>
      <text:p text:style-name="P7"><text:span text:style-name="T2">Exemplo</text:span>: </text:p>
      <text:p text:style-name="P7">Um exemplo de um serviço local pode ser um serviço de autenticação que é executado em um servidor dentro da organização. Já um exemplo de serviço externo pode ser um serviço de geolocalização que é oferecido por um provedor externo, como o Google Maps, e é acessado por um aplicativo móvel através de uma API. </text:p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15:05:34.385000000</meta:creation-date>
    <dc:date>2023-03-18T16:38:45.520000000</dc:date>
    <meta:editing-duration>PT35M17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12" meta:word-count="387" meta:character-count="2533" meta:non-whitespace-character-count="2149"/>
  </office:meta>
</office:document-meta>
</file>